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9.4271in" fo:margin-left="0in" fo:margin-right="-0.0021in" table:align="margins"/>
    </style:style>
    <style:style style:name="Table2.A" style:family="table-column">
      <style:table-column-properties style:column-width="2.7604in" style:rel-column-width="19189*"/>
    </style:style>
    <style:style style:name="Table2.B" style:family="table-column">
      <style:table-column-properties style:column-width="0.8021in" style:rel-column-width="5575*"/>
    </style:style>
    <style:style style:name="Table2.C" style:family="table-column">
      <style:table-column-properties style:column-width="0.8958in" style:rel-column-width="6227*"/>
    </style:style>
    <style:style style:name="Table2.D" style:family="table-column">
      <style:table-column-properties style:column-width="0.8646in" style:rel-column-width="6010*"/>
    </style:style>
    <style:style style:name="Table2.F" style:family="table-column">
      <style:table-column-properties style:column-width="0.8438in" style:rel-column-width="5865*"/>
    </style:style>
    <style:style style:name="Table2.G" style:family="table-column">
      <style:table-column-properties style:column-width="0.8229in" style:rel-column-width="5720*"/>
    </style:style>
    <style:style style:name="Table2.H" style:family="table-column">
      <style:table-column-properties style:column-width="0.8333in" style:rel-column-width="5793*"/>
    </style:style>
    <style:style style:name="Table2.I" style:family="table-column">
      <style:table-column-properties style:column-width="0.709in" style:rel-column-width="4929*"/>
    </style:style>
    <style:style style:name="Table2.1" style:family="table-row">
      <style:table-row-properties style:min-row-height="0.3438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4097in"/>
    </style:style>
    <style:style style:name="Table1" style:family="table">
      <style:table-properties style:width="9.4257in" fo:margin-left="0in" fo:margin-right="-0.0007in" table:align="margins"/>
    </style:style>
    <style:style style:name="Table1.A" style:family="table-column">
      <style:table-column-properties style:column-width="2.7604in" style:rel-column-width="19192*"/>
    </style:style>
    <style:style style:name="Table1.B" style:family="table-column">
      <style:table-column-properties style:column-width="0.8021in" style:rel-column-width="5576*"/>
    </style:style>
    <style:style style:name="Table1.C" style:family="table-column">
      <style:table-column-properties style:column-width="0.8958in" style:rel-column-width="6228*"/>
    </style:style>
    <style:style style:name="Table1.D" style:family="table-column">
      <style:table-column-properties style:column-width="0.8646in" style:rel-column-width="6011*"/>
    </style:style>
    <style:style style:name="Table1.F" style:family="table-column">
      <style:table-column-properties style:column-width="0.8438in" style:rel-column-width="5866*"/>
    </style:style>
    <style:style style:name="Table1.G" style:family="table-column">
      <style:table-column-properties style:column-width="0.8229in" style:rel-column-width="5721*"/>
    </style:style>
    <style:style style:name="Table1.H" style:family="table-column">
      <style:table-column-properties style:column-width="0.8333in" style:rel-column-width="5794*"/>
    </style:style>
    <style:style style:name="Table1.I" style:family="table-column">
      <style:table-column-properties style:column-width="0.7076in" style:rel-column-width="491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ỦY BAN NHÂN DÂN</text:p>
        <text:p text:style-name="P1">THÀNH PHỐ HỒ CHÍ MINH</text:p>
        <text:p text:style-name="P1">SỞ CẢNH SÁT PHÒNG CHÁY VÀ CHỮA CHÁY</text:p>
        <text:p text:style-name="P1">CỘNG HÒA XÃ HỘI CHỦ NGHĨA VIỆT NAM</text:p>
        <text:p text:style-name="P1">Độc lập – Tự do – Hạnh phúc</text:p>
      </text:section>
      <text:p text:style-name="Standard"/>
      <text:p text:style-name="Standard"/>
      <text:p text:style-name="Standard"/>
      <text:p text:style-name="P3"/>
      <text:p text:style-name="P3"/>
      <text:p text:style-name="P3">Tình hình thụ lý hồ sơ của các phòng ban ngày 15/05/2009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3" office:value-type="string">
            <text:p text:style-name="P6">Phòng ban</text:p>
          </table:table-cell>
          <table:table-cell table:style-name="Table2.A1" table:number-columns-spanned="4" office:value-type="string">
            <text:p text:style-name="P6">Hồ sơ xử lý</text:p>
          </table:table-cell>
          <table:covered-table-cell/>
          <table:covered-table-cell/>
          <table:covered-table-cell/>
          <table:table-cell table:style-name="Table2.A1" table:number-rows-spanned="3" office:value-type="string">
            <text:p text:style-name="P6">Hồ sơ giải quyết</text:p>
          </table:table-cell>
          <table:table-cell table:style-name="Table2.G1" table:number-columns-spanned="3" office:value-type="string">
            <text:p text:style-name="P6">Hồ sơ tồn đọng</text:p>
          </table:table-cell>
          <table:covered-table-cell/>
          <table:covered-table-cell/>
        </table:table-row>
        <table:table-row>
          <table:covered-table-cell/>
          <table:table-cell table:style-name="Table2.B2" table:number-rows-spanned="2" office:value-type="string">
            <text:p text:style-name="P6">Tồn trước</text:p>
          </table:table-cell>
          <table:table-cell table:style-name="Table2.B2" table:number-columns-spanned="2" office:value-type="string">
            <text:p text:style-name="P6">Mới chuyển đến</text:p>
          </table:table-cell>
          <table:covered-table-cell/>
          <table:table-cell table:style-name="Table2.B2" table:number-rows-spanned="2" office:value-type="string">
            <text:p text:style-name="P6">Tổng</text:p>
          </table:table-cell>
          <table:covered-table-cell/>
          <table:table-cell table:style-name="Table2.B2" table:number-rows-spanned="2" office:value-type="string">
            <text:p text:style-name="P6">Trong hạn ISO</text:p>
          </table:table-cell>
          <table:table-cell table:style-name="Table2.B2" table:number-rows-spanned="2" office:value-type="string">
            <text:p text:style-name="P6">Quá hạn ISO</text:p>
          </table:table-cell>
          <table:table-cell table:style-name="Table2.I2" table:number-rows-spanned="2" office:value-type="string">
            <text:p text:style-name="P6">Tổng</text:p>
          </table:table-cell>
        </table:table-row>
        <table:table-row table:style-name="Table2.3">
          <table:covered-table-cell/>
          <table:covered-table-cell/>
          <table:table-cell table:style-name="Table2.B2" office:value-type="string">
            <text:p text:style-name="P6">Đã nhận</text:p>
          </table:table-cell>
          <table:table-cell table:style-name="Table2.B2" office:value-type="string">
            <text:p text:style-name="P6">Chưa nhậ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<text:script script:language="JOOScript">${tinhHinhThuLyHoSoCapSo.phongBan}</text:script> <text:s/><text:script script:language="JOOScript">@table:table-row 
[#list tinhHinhThuLyHoSoCapSoList as tinhHinhThuLyHoSoCapSo] 
[#if (tinhHinhThuLyHoSoCapSo_index % 2) = 0] 
[#-- next row contains else and ends list --]</text:script></text:p>
          </table:table-cell>
          <table:table-cell table:style-name="Table1.A1" office:value-type="string">
            <text:p text:style-name="P5"><text:script script:language="JOOScript">${tinhHinhThuLyHoSoCapSo.tonTruoc}</text:script></text:p>
          </table:table-cell>
          <table:table-cell table:style-name="Table1.A1" office:value-type="string">
            <text:p text:style-name="P5"><text:script script:language="JOOScript">${tinhHinhThuLyHoSoCapSo.daNhan}</text:script></text:p>
          </table:table-cell>
          <table:table-cell table:style-name="Table1.A1" office:value-type="string">
            <text:p text:style-name="P5"><text:script script:language="JOOScript">${tinhHinhThuLyHoSoCapSo.chuaNhan}</text:script></text:p>
          </table:table-cell>
          <table:table-cell table:style-name="Table1.A1" office:value-type="string">
            <text:p text:style-name="P5"><text:script script:language="JOOScript">${tinhHinhThuLyHoSoCapSo.tongHoSoCanXuLy}</text:script></text:p>
          </table:table-cell>
          <table:table-cell table:style-name="Table1.A1" office:value-type="string">
            <text:p text:style-name="P5"><text:script script:language="JOOScript">${tinhHinhThuLyHoSoCapSo.hoSoGiaiQuyet}</text:script></text:p>
          </table:table-cell>
          <table:table-cell table:style-name="Table1.A1" office:value-type="string">
            <text:p text:style-name="P5"><text:script script:language="JOOScript">${tinhHinhThuLyHoSoCapSo.trongHanISO}</text:script></text:p>
          </table:table-cell>
          <table:table-cell table:style-name="Table1.A1" office:value-type="string">
            <text:p text:style-name="P5"><text:script script:language="JOOScript">${tinhHinhThuLyHoSoCapSo.quaHanISO}</text:script></text:p>
          </table:table-cell>
          <table:table-cell table:style-name="Table1.I1" office:value-type="string">
            <text:p text:style-name="P5"><text:script script:language="JOOScript">${tinhHinhThuLyHoSoCapSo.tongHoSoTonDong}</text:script></text:p>
          </table:table-cell>
        </table:table-row>
        <table:table-row>
          <table:table-cell table:style-name="Table1.A2" office:value-type="string">
            <text:p text:style-name="P4"><text:script script:language="JOOScript">${tinhHinhThuLyHoSoCapSo.phongBan}</text:script> <text:s/><text:script script:language="JOOScript">@table:table-row 
[#-- continue IF started by previous row --] 
[#else] 
 
@/table:table-row 
[#-- end stuff started by previous row --] 
[/#if] 
[/#list] </text:script></text:p>
          </table:table-cell>
          <table:table-cell table:style-name="Table1.A2" office:value-type="string">
            <text:p text:style-name="P5"><text:script script:language="JOOScript">${tinhHinhThuLyHoSoCapSo.tonTruoc}</text:script></text:p>
          </table:table-cell>
          <table:table-cell table:style-name="Table1.A2" office:value-type="string">
            <text:p text:style-name="P5"><text:script script:language="JOOScript">${tinhHinhThuLyHoSoCapSo.daNhan}</text:script></text:p>
          </table:table-cell>
          <table:table-cell table:style-name="Table1.A2" office:value-type="string">
            <text:p text:style-name="P5"><text:script script:language="JOOScript">${tinhHinhThuLyHoSoCapSo.chuaNhan}</text:script></text:p>
          </table:table-cell>
          <table:table-cell table:style-name="Table1.A2" office:value-type="string">
            <text:p text:style-name="P5"><text:script script:language="JOOScript">${tinhHinhThuLyHoSoCapSo.tongHoSoCanXuLy}</text:script></text:p>
          </table:table-cell>
          <table:table-cell table:style-name="Table1.A2" office:value-type="string">
            <text:p text:style-name="P5"><text:script script:language="JOOScript">${tinhHinhThuLyHoSoCapSo.hoSoGiaiQuyet}</text:script></text:p>
          </table:table-cell>
          <table:table-cell table:style-name="Table1.A2" office:value-type="string">
            <text:p text:style-name="P5"><text:script script:language="JOOScript">${tinhHinhThuLyHoSoCapSo.trongHanISO}</text:script></text:p>
          </table:table-cell>
          <table:table-cell table:style-name="Table1.A2" office:value-type="string">
            <text:p text:style-name="P5"><text:script script:language="JOOScript">${tinhHinhThuLyHoSoCapSo.quaHanISO}</text:script></text:p>
          </table:table-cell>
          <table:table-cell table:style-name="Table1.I2" office:value-type="string">
            <text:p text:style-name="P5"><text:script script:language="JOOScript">${tinhHinhThuLyHoSoCapSo.tongHoSoTonDong}</text:scrip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8T17:47:56</meta:creation-date>
    <dc:date>2009-05-18T18:04:30</dc:date>
    <meta:editing-duration>PT00H16M35S</meta:editing-duration>
    <meta:editing-cycles>24</meta:editing-cycles>
    <meta:generator>OpenOffice.org/3.0$Linux OpenOffice.org_project/300m15$Build-9379</meta:generator>
    <meta:document-statistic meta:table-count="2" meta:image-count="0" meta:object-count="0" meta:page-count="1" meta:paragraph-count="36" meta:word-count="76" meta:character-count="365"/>
  </office:meta>
</office:document-meta>
</file>